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5dadf" officeooo:paragraph-rsid="0015dadf" style:font-size-asian="10.5pt" style:font-size-complex="12pt"/>
    </style:style>
    <style:style style:name="P2" style:family="paragraph" style:parent-style-name="Standard">
      <style:text-properties fo:font-size="12pt" officeooo:rsid="0015dadf" officeooo:paragraph-rsid="00180a33" style:font-size-asian="10.5pt" style:font-size-complex="12pt"/>
    </style:style>
    <style:style style:name="P3" style:family="paragraph" style:parent-style-name="Standard">
      <style:text-properties fo:font-size="12pt" officeooo:rsid="001668eb" officeooo:paragraph-rsid="001668eb" style:font-size-asian="10.5pt" style:font-size-complex="12pt"/>
    </style:style>
    <style:style style:name="P4" style:family="paragraph" style:parent-style-name="Standard">
      <style:text-properties fo:font-size="12pt" officeooo:rsid="00185308" officeooo:paragraph-rsid="00185308" style:font-size-asian="10.5pt" style:font-size-complex="12pt"/>
    </style:style>
    <style:style style:name="T1" style:family="text">
      <style:text-properties officeooo:rsid="00180a33"/>
    </style:style>
    <style:style style:name="T2" style:family="text">
      <style:text-properties officeooo:rsid="00185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9"/>BITES&amp;RIGHTS.</text:p>
      <text:p text:style-name="P1"/>
      <text:p text:style-name="P3">Lenovo ultrabook</text:p>
      <text:p text:style-name="P1">O<text:span text:style-name="T2">S</text:span>-Linux Fedora38</text:p>
      <text:p text:style-name="P1"><text:span text:style-name="T2">Browser</text:span>-Firefox, <text:span text:style-name="T2">Google Chrome</text:span></text:p>
      <text:p text:style-name="P1">24.05.2023</text:p>
      <text:p text:style-name="P1"/>
      <text:p text:style-name="P1">Сайт выглядит Очень громоздко!</text:p>
      <text:p text:style-name="P4">При первом открытии сайта сразу переводит в раздел “Задать вопрос”</text:p>
      <text:p text:style-name="P1">Страница сайта имеет возможность двигаться вправо и влево.</text:p>
      <text:p text:style-name="P4"/>
      <text:p text:style-name="P1">1.</text:p>
      <text:p text:style-name="P1"><text:s text:c="3"/>Открыть сайт</text:p>
      <text:p text:style-name="P1"><text:s text:c="3"/>Выбрать “Контакты”</text:p>
      <text:p text:style-name="P1"><text:s text:c="3"/>Страница показывает неполную информацию (только номера телефонов), для получения <text:s text:c="4"/>полной информации необходимо скролить. При этом над словом Контакты много места!</text:p>
      <text:p text:style-name="P1">2.</text:p>
      <text:p text:style-name="P1"><text:s text:c="2"/>Открыть <text:s/>сайт</text:p>
      <text:p text:style-name="P1"><text:s text:c="2"/>Выбрать “Задать вопрос”</text:p>
      <text:p text:style-name="P1"><text:s text:c="2"/>Страница показывает неполную информацию (не видно поля для ввода информации)</text:p>
      <text:p text:style-name="P1"><text:s text:c="2"/>Курсор не устанавливается в поле для ввода ПО УМОЛЧАНИЮ!</text:p>
      <text:p text:style-name="P1">3.</text:p>
      <text:p text:style-name="P1"><text:s text:c="3"/>Открыть сайт</text:p>
      <text:p text:style-name="P1"><text:s text:c="3"/>При прокручивании страницы сайта, курсор открывает окна без клика.</text:p>
      <text:p text:style-name="P1"><text:s text:c="3"/>При этом открывшееся дополнительное окно перекрывает информацию с других окон.</text:p>
      <text:p text:style-name="P1">4.</text:p>
      <text:p text:style-name="P1"><text:s text:c="3"/>Открыть сайт</text:p>
      <text:p text:style-name="P1"><text:s text:c="3"/>Выбрать одно из окон с услугами </text:p>
      <text:p text:style-name="P1"><text:s text:c="3"/>Кликнуть на поле с дополнительной информацией</text:p>
      <text:p text:style-name="P2"><text:s text:c="3"/>И оно остаеться постоянно открытым! <text:span text:style-name="T1">Так можно открыть два окна одновременно.</text:span></text:p>
      <text:p text:style-name="P2"><text:s text:c="3"/>ЭТО ФИЧА?</text:p>
      <text:p text:style-name="P1">5.</text:p>
      <text:p text:style-name="P1"><text:s text:c="3"/>Открыть сайт</text:p>
      <text:p text:style-name="P1"><text:s text:c="3"/>Выбрать “Задать вопрос”</text:p>
      <text:p text:style-name="P1"><text:s text:c="3"/>Мы не видим Полей для заполнения </text:p>
      <text:p text:style-name="P1"><text:s text:c="3"/>Курсор не установлен ни в одно поле!</text:p>
      <text:p text:style-name="P1">6.</text:p>
      <text:p text:style-name="P1"><text:s text:c="3"/>Открыть сайт</text:p>
      <text:p text:style-name="P1"><text:s text:c="3"/>Выбрать “Задать вопрос”</text:p>
      <text:p text:style-name="P1"><text:s text:c="3"/>При заполнении полей принимает Любые данные!</text:p>
      <text:p text:style-name="P1"><text:s text:c="3"/>В поле для номера телефона принимает буквы и любое кол-во символов</text:p>
      <text:p text:style-name="P1">7.</text:p>
      <text:p text:style-name="P1"><text:s text:c="4"/>Открыть сайт</text:p>
      <text:p text:style-name="P1"><text:s text:c="3"/>Выбрать “Задать вопрос”</text:p>
      <text:p text:style-name="P1"><text:s text:c="3"/>Кликнуть на”Политике обработке персональных данных”</text:p>
      <text:p text:style-name="P1"><text:s text:c="3"/>НЕТ результата!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2:50:43.322151292</meta:creation-date>
    <dc:date>2023-05-24T15:40:29.488483008</dc:date>
    <meta:editing-duration>PT2H49M45S</meta:editing-duration>
    <meta:editing-cycles>4</meta:editing-cycles>
    <meta:generator>LibreOffice/7.5.2.2$Linux_X86_64 LibreOffice_project/50$Build-2</meta:generator>
    <meta:document-statistic meta:table-count="0" meta:image-count="0" meta:object-count="0" meta:page-count="1" meta:paragraph-count="42" meta:word-count="186" meta:character-count="1424" meta:non-whitespace-character-count="1146"/>
  </office:meta>
</office:document-meta>
</file>